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urpose : This Doc Specifies the basic requirements for the IT Resource Project. Please add the </text:p>
      <text:p text:style-name="Standard"><text:tab/> <text:s text:c="6"/>Requirements for the project. Seperatly add Basic and Nice To Have Requirements </text:p>
      <text:p text:style-name="Standard"/>
      <text:p text:style-name="Standard">Basic Requirements :</text:p>
      <text:p text:style-name="Standard"/>
      <text:list xml:id="list6323422716054712483" text:style-name="L1">
        <text:list-item>
          <text:list>
            <text:list-item>
              <text:list>
                <text:list-item>
                  <text:p text:style-name="P1">Custom Login / Signup Page</text:p>
                </text:list-item>
                <text:list-item>
                  <text:p text:style-name="P1">Signup with Google Plus , Facebook etc</text:p>
                </text:list-item>
                <text:list-item>
                  <text:p text:style-name="P1">Merge custom accounts and accounts made through google plus , facebook etc</text:p>
                </text:list-item>
              </text:list>
            </text:list-item>
          </text:list>
        </text:list-item>
      </text:list>
      <text:p text:style-name="Standard"/>
      <text:p text:style-name="Standard">Nice To Have :</text:p>
      <text:p text:style-name="Standard"><text:tab/></text:p>
      <text:list xml:id="list4487698138543612874" text:style-name="L3">
        <text:list-item>
          <text:list>
            <text:list-item>
              <text:list>
                <text:list-item>
                  <text:p text:style-name="P2">Decide efficiency based on the time required to complete the request.</text:p>
                </text:list-item>
                <text:list-item>
                  <text:p text:style-name="P2">After completion of the request , the employee can add the satisfaction level.</text:p>
                </text:list-item>
                <text:list-item>
                  <text:p text:style-name="P2"><text:s/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bhav Zambad</meta:initial-creator>
    <meta:creation-date>2016-08-17T17:13:40.14</meta:creation-date>
    <dc:date>2016-08-17T17:31:22.58</dc:date>
    <dc:creator>Vaibhav Zambad</dc:creator>
    <meta:editing-duration>PT17M4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1" meta:word-count="89" meta:character-count="517"/>
  </office:meta>
</office:document-meta>
</file>